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MBX10" svg:font-family="CMBX10"/>
    <style:font-face style:name="CMBX12" svg:font-family="CMBX12"/>
    <style:font-face style:name="CMCSC10" svg:font-family="CMCSC10"/>
    <style:font-face style:name="CMMI10" svg:font-family="CMMI10"/>
    <style:font-face style:name="CMMI7" svg:font-family="CMMI7"/>
    <style:font-face style:name="CMR10" svg:font-family="CMR10"/>
    <style:font-face style:name="CMR7" svg:font-family="CMR7"/>
    <style:font-face style:name="CMSY10" svg:font-family="CMSY10"/>
    <style:font-face style:name="CMTCSC10" svg:font-family="CMTCSC10"/>
    <style:font-face style:name="CMTI10" svg:font-family="CMTI10"/>
    <style:font-face style:name="CMTT10" svg:font-family="CMTT10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6.999cm" style:rel-column-width="65535*"/>
    </style:style>
    <style:style style:name="Tabla3.A1" style:family="table-cell">
      <style:table-cell-properties fo:padding="0.097cm" fo:border="0.002cm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16.999cm" style:rel-column-width="65535*"/>
    </style:style>
    <style:style style:name="Tabla4.A1" style:family="table-cell">
      <style:table-cell-properties fo:padding="0.097cm" fo:border="0.002cm solid #000000"/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002cm solid #000000"/>
    </style:style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16.999cm" style:rel-column-width="65535*"/>
    </style:style>
    <style:style style:name="Tabla6.A1" style:family="table-cell">
      <style:table-cell-properties fo:padding="0.097cm" fo:border="0.002cm solid #000000"/>
    </style:style>
    <style:style style:name="P1" style:family="paragraph" style:parent-style-name="Standard" style:list-style-name="">
      <style:paragraph-properties fo:text-align="center" style:justify-single-word="false" style:text-autospace="none"/>
      <style:text-properties style:font-name="Verdana" fo:font-size="10pt" style:font-name-asian="CMR10" style:font-size-asian="10pt" style:font-name-complex="CMR10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Verdana" fo:font-size="10pt" style:font-name-asian="CMR10" style:font-size-asian="10pt" style:font-name-complex="CMR10" style:font-size-complex="10pt"/>
    </style:style>
    <style:style style:name="P3" style:family="paragraph" style:parent-style-name="Standard" style:list-style-name="L1">
      <style:paragraph-properties fo:text-align="start" style:justify-single-word="false" style:text-autospace="none"/>
      <style:text-properties style:font-name="Verdana" fo:font-size="10pt" style:font-name-asian="CMR10" style:font-size-asian="10pt" style:font-name-complex="CMR10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Verdana" fo:font-size="10pt" style:font-name-asian="CMR10" style:font-size-asian="10pt" style:font-name-complex="CMR10" style:font-size-complex="10pt"/>
    </style:style>
    <style:style style:name="P5" style:family="paragraph" style:parent-style-name="Standard" style:list-style-name="L2">
      <style:paragraph-properties fo:text-align="start" style:justify-single-word="false" style:text-autospace="none"/>
      <style:text-properties style:font-name="Verdana" fo:font-size="10pt" style:font-name-asian="CMR10" style:font-size-asian="10pt" style:font-name-complex="CMR10" style:font-size-complex="10pt"/>
    </style:style>
    <style:style style:name="P6" style:family="paragraph" style:parent-style-name="Standard" style:list-style-name="L3">
      <style:paragraph-properties fo:text-align="start" style:justify-single-word="false" style:text-autospace="none"/>
      <style:text-properties style:font-name="Verdana" fo:font-size="10pt" style:font-name-asian="CMR10" style:font-size-asian="10pt" style:font-name-complex="CMR10" style:font-size-complex="10pt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Verdana" fo:font-size="10pt" style:font-name-asian="CMTT10" style:font-size-asian="10pt" style:font-name-complex="CMTT10" style:font-size-complex="10pt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style:font-name="Verdana" fo:font-size="10pt" style:font-name-asian="CMTI10" style:font-size-asian="10pt" style:font-name-complex="CMTI10" style:font-size-complex="10pt"/>
    </style:style>
    <style:style style:name="P9" style:family="paragraph" style:parent-style-name="Standard">
      <style:text-properties style:font-name="Verdana" fo:font-size="10pt" style:font-size-asian="10pt" style:font-size-complex="10pt"/>
    </style:style>
    <style:style style:name="P10" style:family="paragraph" style:parent-style-name="Standard" style:list-style-name="">
      <style:paragraph-properties style:text-autospace="none"/>
      <style:text-properties style:font-name="Verdana" fo:font-size="10pt" style:font-size-asian="10pt" style:font-size-complex="10pt"/>
    </style:style>
    <style:style style:name="P11" style:family="paragraph" style:parent-style-name="Standard" style:list-style-name="">
      <style:paragraph-properties fo:text-align="start" style:justify-single-word="false" style:text-autospace="none"/>
      <style:text-properties style:font-name="Verdana" fo:font-size="10pt" style:font-name-asian="CMBX12" style:font-size-asian="10pt" style:font-name-complex="CMBX12" style:font-size-complex="10pt"/>
    </style:style>
    <style:style style:name="P12" style:family="paragraph" style:parent-style-name="Standard" style:list-style-name="">
      <style:paragraph-properties fo:text-align="center" style:justify-single-word="false" style:text-autospace="none"/>
      <style:text-properties style:font-name="Verdana" fo:font-size="10pt" style:font-name-asian="CMBX12" style:font-size-asian="10pt" style:font-name-complex="CMBX12" style:font-size-complex="10pt"/>
    </style:style>
    <style:style style:name="P13" style:family="paragraph" style:parent-style-name="Standard" style:list-style-name="">
      <style:paragraph-properties fo:text-align="center" style:justify-single-word="false" style:text-autospace="none"/>
      <style:text-properties style:font-name="Verdana" fo:font-size="10pt" fo:font-weight="bold" style:font-name-asian="CMR10" style:font-size-asian="10pt" style:font-weight-asian="bold" style:font-name-complex="CMR10" style:font-size-complex="10pt" style:font-weight-complex="bold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Verdana" fo:font-size="10pt" style:text-underline-style="none" style:font-name-asian="CMR10" style:font-size-asian="10pt" style:font-name-complex="CMR10" style:font-size-complex="10pt"/>
    </style:style>
    <style:style style:name="P15" style:family="paragraph" style:parent-style-name="Standard" style:list-style-name="L2">
      <style:paragraph-properties fo:margin-left="1.245cm" fo:margin-right="0cm" fo:text-align="start" style:justify-single-word="false" fo:text-indent="0cm" style:auto-text-indent="false" style:text-autospace="none"/>
      <style:text-properties style:font-name="Verdana" fo:font-size="10pt" style:font-name-asian="CMR10" style:font-size-asian="10pt" style:font-name-complex="CMR10" style:font-size-complex="10pt"/>
    </style:style>
    <style:style style:name="P16" style:family="paragraph" style:parent-style-name="Standard">
      <style:paragraph-properties fo:margin-left="1.245cm" fo:margin-right="0cm" fo:text-align="start" style:justify-single-word="false" fo:text-indent="0cm" style:auto-text-indent="false" style:text-autospace="none"/>
      <style:text-properties style:font-name="Verdana" fo:font-size="10pt" style:font-name-asian="CMR10" style:font-size-asian="10pt" style:font-name-complex="CMR10" style:font-size-complex="10pt"/>
    </style:style>
    <style:style style:name="P17" style:family="paragraph" style:parent-style-name="Standard" style:list-style-name="">
      <style:paragraph-properties fo:margin-left="1.245cm" fo:margin-right="0cm" fo:text-align="start" style:justify-single-word="false" fo:text-indent="0cm" style:auto-text-indent="false" style:text-autospace="none"/>
      <style:text-properties style:font-name="Verdana" fo:font-size="10pt" style:font-name-asian="CMR10" style:font-size-asian="10pt" style:font-name-complex="CMR10" style:font-size-complex="10pt"/>
    </style:style>
    <style:style style:name="P18" style:family="paragraph" style:parent-style-name="Standard" style:list-style-name="L2">
      <style:paragraph-properties fo:margin-left="1.245cm" fo:margin-right="0cm" fo:text-align="center" style:justify-single-word="false" fo:text-indent="0cm" style:auto-text-indent="false" style:text-autospace="none"/>
      <style:text-properties style:font-name="Verdana" fo:font-size="10pt" style:font-name-asian="CMR10" style:font-size-asian="10pt" style:font-name-complex="CMR10" style:font-size-complex="10pt"/>
    </style:style>
    <style:style style:name="P19" style:family="paragraph" style:parent-style-name="Standard" style:list-style-name="L2">
      <style:paragraph-properties fo:margin-left="1.245cm" fo:margin-right="0cm" fo:text-align="start" style:justify-single-word="false" fo:text-indent="0cm" style:auto-text-indent="false" style:text-autospace="none"/>
      <style:text-properties style:font-name="Verdana" fo:font-size="10pt" style:text-underline-style="none" style:font-name-asian="CMR10" style:font-size-asian="10pt" style:font-name-complex="CMR10" style:font-size-complex="10pt"/>
    </style:style>
    <style:style style:name="P20" style:family="paragraph" style:parent-style-name="Standard" style:list-style-name="">
      <style:paragraph-properties fo:margin-left="1.245cm" fo:margin-right="0cm" fo:text-align="start" style:justify-single-word="false" fo:text-indent="0cm" style:auto-text-indent="false" fo:break-before="page" style:text-autospace="none"/>
      <style:text-properties style:font-name="Verdana" fo:font-size="10pt" style:font-name-asian="CMR10" style:font-size-asian="10pt" style:font-name-complex="CMR10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10pt" style:font-name-asian="CMR10" style:font-size-asian="10pt" style:font-name-complex="CMR10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0pt" style:font-name-asian="CMR10" style:font-size-asian="10pt" style:font-name-complex="CMR10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10pt" style:text-underline-style="none" style:font-name-asian="CMR10" style:font-size-asian="10pt" style:font-name-complex="CMR10" style:font-size-complex="10pt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Verdana" fo:font-size="10pt" style:font-name-asian="CMR10" style:font-size-asian="10pt" style:font-name-complex="CMR10" style:font-size-complex="10pt"/>
    </style:style>
    <style:style style:name="P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Verdana" fo:font-size="10pt" style:text-underline-style="none" style:font-name-asian="CMR10" style:font-size-asian="10pt" style:font-name-complex="CMR10" style:font-size-complex="10pt"/>
    </style:style>
    <style:style style:name="T1" style:family="text">
      <style:text-properties style:font-name-asian="CMR10" style:font-name-complex="CMR1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-asian="CMMI10" style:font-name-complex="CMMI10"/>
    </style:style>
    <style:style style:name="T5" style:family="text">
      <style:text-properties style:font-name-asian="CMSY10" style:font-name-complex="CMSY10"/>
    </style:style>
    <style:style style:name="T6" style:family="text">
      <style:text-properties style:font-name-asian="CMBX10" style:font-name-complex="CMBX10"/>
    </style:style>
    <style:style style:name="T7" style:family="text">
      <style:text-properties style:font-name-asian="CMTI10" style:font-name-complex="CMTI10"/>
    </style:style>
    <style:style style:name="T8" style:family="text">
      <style:text-properties style:font-name-asian="CMTCSC10" style:font-name-complex="CMTCSC10"/>
    </style:style>
    <style:style style:name="T9" style:family="text">
      <style:text-properties style:font-name-asian="CMCSC10" style:font-name-complex="CMCSC10"/>
    </style:style>
    <style:style style:name="T10" style:family="text">
      <style:text-properties style:font-name-asian="CMR7" style:font-name-complex="CMR7"/>
    </style:style>
    <style:style style:name="T11" style:family="text">
      <style:text-properties style:font-name-asian="CMMI7" style:font-name-complex="CMMI7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niversidad Simón Bolívar</text:p>
      <text:p text:style-name="P9">Traductores e Interpretadores. CI-3725</text:p>
      <text:p text:style-name="P9">Trimestre Abril Julio 2009. Viernes Semana 8.</text:p>
      <text:p text:style-name="P9"/>
      <text:p text:style-name="P1"><text:span text:style-name="T2">Revision Teorico-Practica</text:span></text:p>
      <text:p text:style-name="P2"/>
      <text:list xml:id="list34655766" text:style-name="L1">
        <text:list-item>
          <text:p text:style-name="P3">De que manera general puede utilizarse la salida de su analizador sintactico en la construccion de derivaciones?</text:p>
        </text:list-item>
      </text:list>
      <text:p text:style-name="P4"/>
      <table:table table:name="Tabla1" table:style-name="Tabla1">
        <table:table-column table:style-name="Tabla1.A"/>
        <table:table-row>
          <table:table-cell table:style-name="Tabla1.A1" office:value-type="string">
            <text:p text:style-name="P21">Guardando el orden en que son utilizadas las reglas junto con los valores reconocidos (str, num, id)</text:p>
          </table:table-cell>
        </table:table-row>
      </table:table>
      <text:p text:style-name="P4"/>
      <text:list xml:id="list34660046" text:style-name="L2">
        <text:list-item>
          <text:p text:style-name="P5">Sea la gramatica <text:span text:style-name="T4">G</text:span><text:span text:style-name="T10">1 </text:span>= (<text:span text:style-name="T5">{</text:span><text:span text:style-name="T4">E}</text:span><text:span text:style-name="T5">,</text:span><text:span text:style-name="T4"> {</text:span><text:span text:style-name="T5">+,</text:span><text:span text:style-name="T4"> </text:span><text:span text:style-name="T6">num}</text:span><text:span text:style-name="T5">,</text:span><text:span text:style-name="T4"> P, E</text:span>), con <text:span text:style-name="T4">P </text:span>compuesto por:</text:p>
          <text:p text:style-name="P5"><text:span text:style-name="T4">E -&gt;</text:span><text:span text:style-name="T5"> </text:span><text:span text:style-name="T4">E</text:span>+<text:span text:style-name="T4">E</text:span></text:p>
          <text:p text:style-name="P5">E -&gt;<text:span text:style-name="T5"> </text:span><text:span text:style-name="T6">num</text:span></text:p>
        </text:list-item>
      </text:list>
      <text:p text:style-name="P4"><text:span text:style-name="T6"/></text:p>
      <text:list xml:id="list35642786" text:continue-numbering="true" text:style-name="L2">
        <text:list-item>
          <text:list>
            <text:list-item>
              <text:list>
                <text:list-item>
                  <text:list>
                    <text:list-header>
                      <text:p text:style-name="P15"><text:span text:style-name="T7">a</text:span>) Muestre que la frase <text:span text:style-name="T6">num </text:span>+ <text:span text:style-name="T6">num </text:span>+ <text:span text:style-name="T6">num </text:span>es ambigua.</text:p>
                      <text:p text:style-name="P15"/>
                    </text:list-header>
                  </text:list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21">Para demostrar que una frase es ambigua, basta con generar 2 arboles de derivacion mas izquierda distintos que reconoscan la misma frase:</text:p>
            <text:p text:style-name="P21"/>
            <text:p text:style-name="P21">E <text:s text:c="2"/>=&gt; <text:s text:c="2"/>E+E <text:s text:c="2"/>=&gt; <text:s text:c="2"/>num+E <text:s text:c="2"/>=&gt; <text:s text:c="2"/>num+E+E <text:s text:c="2"/>=&gt; <text:s text:c="2"/>num+num+E <text:s text:c="2"/>=&gt; <text:s text:c="2"/>num+num+num</text:p>
            <text:p text:style-name="P23"><text:s text:c="5"/>R1 <text:s text:c="12"/>R2 <text:s text:c="16"/>R1 <text:s text:c="20"/>R2 <text:s text:c="25"/>R2</text:p>
            <text:p text:style-name="P23"/>
            <text:p text:style-name="P21">E <text:s text:c="2"/>=&gt; <text:s text:c="2"/>E+E <text:s text:c="2"/>=&gt; <text:s text:c="2"/>E+E+E <text:s text:c="2"/>=&gt; <text:s text:c="2"/>num+E+E <text:s text:c="2"/>=&gt; <text:s text:c="2"/>num+num+E <text:s text:c="2"/>=&gt; <text:s text:c="2"/>num+num+num</text:p>
            <text:p text:style-name="P23"><text:s text:c="5"/>R1 <text:s text:c="12"/>R1 <text:s text:c="16"/>R2 <text:s text:c="20"/>R2 <text:s text:c="25"/>R2</text:p>
            <text:p text:style-name="P23"/>
            <text:p text:style-name="P23">donde R1 y R2 representan las reglas utilizadas en esa derivacion: {<text:span text:style-name="T4">E -&gt;</text:span><text:span text:style-name="T5"> </text:span><text:span text:style-name="T4">E</text:span>+<text:span text:style-name="T4">E} y {E -&gt;</text:span><text:span text:style-name="T5"> </text:span><text:span text:style-name="T4">num} respectivamente.</text:span></text:p>
          </table:table-cell>
        </table:table-row>
      </table:table>
      <text:list xml:id="list35632959" text:continue-numbering="true" text:style-name="L2">
        <text:list-item>
          <text:list>
            <text:list-item>
              <text:list>
                <text:list-item>
                  <text:list>
                    <text:list-header>
                      <text:p text:style-name="P18"/>
                      <text:p text:style-name="P15">b) De una gramatica no ambigua <text:span text:style-name="T4">G</text:span><text:span text:style-name="T11">I </text:span><text:s/>que genere el mismo lenguaje que <text:span text:style-name="T4">G </text:span>y que asocie las expresiones aritmeticas generadas hacia la izquierda. De una gramatica no ambigua <text:span text:style-name="T4">G</text:span><text:span text:style-name="T11">D </text:span>que genere el mismo lenguaje que <text:span text:style-name="T4">G </text:span>y que asocie las expresiones aritmeticas generadas hacia la derecha.</text:p>
                      <text:p text:style-name="P19"/>
                    </text:list-header>
                  </text:list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21">GI compuesto por:</text:p>
            <text:list xml:id="list35629380" text:continue-numbering="true" text:style-name="L2">
              <text:list-header>
                <text:p text:style-name="P5"><text:span text:style-name="T4">E -&gt;</text:span><text:span text:style-name="T5"> </text:span><text:span text:style-name="T4">FE</text:span></text:p>
                <text:p text:style-name="P5">E -&gt;<text:span text:style-name="T5"> </text:span><text:span text:style-name="T6">num</text:span></text:p>
              </text:list-header>
            </text:list>
            <text:p text:style-name="P16"><text:span text:style-name="T6"/></text:p>
            <text:p text:style-name="P16"><text:span text:style-name="T6">F -&gt; E+</text:span></text:p>
            <text:p text:style-name="P24"/>
            <text:p text:style-name="P21">E <text:s text:c="2"/>=&gt; <text:s text:c="2"/>FE <text:s text:c="2"/>=&gt; <text:s text:c="2"/>E+E <text:s text:c="2"/>=&gt; <text:s text:c="2"/>num+E <text:s text:c="2"/>=&gt; <text:s text:c="2"/>num+EF <text:s text:c="2"/>=&gt; <text:s text:c="2"/>num+num+num</text:p>
            <text:p text:style-name="P23"><text:s text:c="5"/>R1 <text:s text:c="12"/>R2 <text:s text:c="16"/>R1 <text:s text:c="20"/>R2 <text:s text:c="25"/>R2</text:p>
            <text:p text:style-name="P23"/>
            <text:p text:style-name="P21">E <text:s text:c="2"/>=&gt; <text:s text:c="2"/>FE <text:s text:c="2"/>=&gt; <text:s text:c="2"/>E+E <text:s text:c="2"/>=&gt; <text:s text:c="2"/>num+E+E <text:s text:c="2"/>=&gt; <text:s text:c="2"/>num+num+E <text:s text:c="2"/>=&gt; <text:s text:c="2"/>num+num+num</text:p>
            <text:p text:style-name="P23"><text:s text:c="5"/>R1 <text:s text:c="12"/>R1 <text:s text:c="16"/>R2 <text:s text:c="20"/>R2 <text:s text:c="25"/>R2</text:p>
            <text:p text:style-name="P25"/>
            <text:p text:style-name="P24"/>
            <text:p text:style-name="P24"><text:s/></text:p>
          </table:table-cell>
        </table:table-row>
      </table:table>
      <text:p text:style-name="P16"/>
      <text:p text:style-name="P2"/>
      <text:list xml:id="list35131543" text:style-name="L3">
        <text:list-item>
          <text:p text:style-name="P6">En la definicion de <text:span text:style-name="T8">Yisiel </text:span>se presenta al punto y coma como el <text:span text:style-name="T7">separador </text:span>de instrucciones dentro de un bloque. Suponga que para el manejo de esa construccion se utiliza la gramatica <text:span text:style-name="T4">G</text:span><text:span text:style-name="T10">2 </text:span>= (<text:span text:style-name="T5">{</text:span><text:span text:style-name="T4">Instr}</text:span><text:span text:style-name="T5">,</text:span><text:span text:style-name="T4"> </text:span><text:span text:style-name="T5">{</text:span>;,<text:span text:style-name="T4"> </text:span><text:span text:style-name="T6">IS</text:span><text:span text:style-name="T5">},</text:span><text:span text:style-name="T4"> P, Instr</text:span><text:span text:style-name="T5">}</text:span>, con <text:span text:style-name="T4">P </text:span>compuesto por:</text:p>
          <text:p text:style-name="P6"><text:span text:style-name="T4">Instr -&gt;</text:span><text:span text:style-name="T5"> </text:span><text:span text:style-name="T4">Instr </text:span>; <text:span text:style-name="T4">Instr</text:span></text:p>
          <text:p text:style-name="P6">Instr -&gt;<text:span text:style-name="T5"> </text:span><text:span text:style-name="T6">IS</text:span></text:p>
        </text:list-item>
      </text:list>
      <text:p text:style-name="P4"><text:span text:style-name="T6"/></text:p>
      <text:p text:style-name="P17">Nota: Por conveniencia, momentaneamente se ignora al resto de los constructores de <text:soft-page-break/>instrucciones compuestas del lenguaje, simplicando las instrucciones con el smbolo terminal <text:span text:style-name="T6">IS</text:span>.</text:p>
      <text:p text:style-name="P14"/>
      <text:p text:style-name="P17"><text:span text:style-name="T7">a</text:span>) Presenta <text:span text:style-name="T4">G</text:span><text:span text:style-name="T10">2 </text:span>los mismos problemas de ambiguedad que la gramatica <text:span text:style-name="T4">G</text:span><text:span text:style-name="T10">1</text:span>?</text:p>
      <text:p text:style-name="P17">Cuales son las unicas frases no ambiguas de <text:span text:style-name="T4">G</text:span><text:span text:style-name="T10">2</text:span>?</text:p>
      <text:p text:style-name="P17"/>
      <table:table table:name="Tabla4" table:style-name="Tabla4">
        <table:table-column table:style-name="Tabla4.A"/>
        <table:table-row>
          <table:table-cell table:style-name="Tabla4.A1" office:value-type="string">
            <text:p text:style-name="P21"/>
          </table:table-cell>
        </table:table-row>
      </table:table>
      <text:p text:style-name="P17"/>
      <text:p text:style-name="P17"/>
      <text:p text:style-name="P17"><text:span text:style-name="T7">b</text:span>) Importa si la ambiguedad se resuelve con asociacion hacia la izquierda o</text:p>
      <text:p text:style-name="P17">hacia la derecha?</text:p>
      <text:p text:style-name="P17"/>
      <table:table table:name="Tabla5" table:style-name="Tabla5">
        <table:table-column table:style-name="Tabla5.A"/>
        <table:table-row>
          <table:table-cell table:style-name="Tabla5.A1" office:value-type="string">
            <text:p text:style-name="P21"/>
          </table:table-cell>
        </table:table-row>
      </table:table>
      <text:p text:style-name="P17"/>
      <text:p text:style-name="P17"/>
      <text:p text:style-name="P17">4. Considere la gramatica (<text:span text:style-name="T5">{L, </text:span><text:span text:style-name="T4">D, I, T</text:span><text:span text:style-name="T5">},</text:span><text:span text:style-name="T4"> </text:span><text:span text:style-name="T5">{</text:span><text:span text:style-name="T6">a,</text:span><text:span text:style-name="T4"> </text:span><text:span text:style-name="T6">c,</text:span><text:span text:style-name="T4"> </text:span><text:span text:style-name="T6">i,</text:span><text:span text:style-name="T4"> </text:span><text:span text:style-name="T6">s,</text:span><text:span text:style-name="T4"> </text:span><text:span text:style-name="T6">v</text:span><text:span text:style-name="T5">},</text:span><text:span text:style-name="T4"> P, L</text:span>), con <text:span text:style-name="T4">P </text:span>compuesto por:</text:p>
      <text:p text:style-name="P17"><text:span text:style-name="T4">L -&gt;</text:span><text:span text:style-name="T5"> </text:span><text:span text:style-name="T4">LD</text:span></text:p>
      <text:p text:style-name="P17"><text:span text:style-name="T4">L -&gt;</text:span><text:span text:style-name="T5"> </text:span><text:span text:style-name="T4">D</text:span></text:p>
      <text:p text:style-name="P17"><text:span text:style-name="T4">D -&gt;</text:span><text:span text:style-name="T5"> </text:span><text:span text:style-name="T6">v </text:span><text:span text:style-name="T4">I </text:span><text:span text:style-name="T6">c </text:span><text:span text:style-name="T4">T</text:span></text:p>
      <text:p text:style-name="P17"><text:span text:style-name="T4">I -&gt;</text:span><text:span text:style-name="T5"> </text:span><text:span text:style-name="T4">I ; </text:span><text:span text:style-name="T6">i</text:span></text:p>
      <text:p text:style-name="P17"><text:span text:style-name="T4">I -&gt;</text:span><text:span text:style-name="T5"> </text:span><text:span text:style-name="T6">i</text:span></text:p>
      <text:p text:style-name="P17"><text:span text:style-name="T4">T -&gt;</text:span><text:span text:style-name="T5"> </text:span><text:span text:style-name="T6">s</text:span></text:p>
      <text:p text:style-name="P17"><text:span text:style-name="T4">T -&gt;</text:span><text:span text:style-name="T5"> </text:span><text:span text:style-name="T6">a</text:span></text:p>
      <text:p text:style-name="P20"><text:span text:style-name="T6"/></text:p>
      <text:p text:style-name="P17">Estudie el Capitulo <text:span text:style-name="T7">"Parsing: An introduction" </text:span>de [2] y aplique ambos algoritmos</text:p>
      <text:p text:style-name="P17">descritos en el texto para presentar los arboles construidos por cada reconocedor</text:p>
      <text:p text:style-name="P17">al suministrar la frase:</text:p>
      <text:p text:style-name="P13"><text:span text:style-name="T6">vi,</text:span><text:span text:style-name="T4"> </text:span><text:span text:style-name="T6">i,</text:span><text:span text:style-name="T4"> </text:span><text:span text:style-name="T6">icavics</text:span></text:p>
      <text:p text:style-name="P1"><text:span text:style-name="T6"/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2"/>
          </table:table-cell>
        </table:table-row>
      </table:table>
      <text:p text:style-name="P1"><text:span text:style-name="T6"/></text:p>
      <text:p text:style-name="P2"><text:span text:style-name="T6"/></text:p>
      <text:p text:style-name="P2"><text:span text:style-name="T6"/></text:p>
      <text:p text:style-name="P1"><text:span text:style-name="T6">Fecha de Entrega. </text:span>Lunes 2009-06-08 (Semana 8) hasta las 15:30 VET.</text:p>
      <text:p text:style-name="P1"><text:span text:style-name="T6">Valor de Evaluacion. </text:span>Nueve (9) puntos.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>Referencias</text:p>
      <text:p text:style-name="P2">[1] <text:span text:style-name="T7">Racc: a Ruby Parser Generator</text:span></text:p>
      <text:p text:style-name="P7">http://i.loveruby.net/en/projects/racc/</text:p>
      <text:p text:style-name="P2">[2] <text:span text:style-name="T9">T. Sudkamp</text:span></text:p>
      <text:p text:style-name="P8">Languages and Machines</text:p>
      <text:p text:style-name="P10"><text:span text:style-name="T1">Captulo 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MBX10" svg:font-family="CMBX10"/>
    <style:font-face style:name="CMBX12" svg:font-family="CMBX12"/>
    <style:font-face style:name="CMCSC10" svg:font-family="CMCSC10"/>
    <style:font-face style:name="CMMI10" svg:font-family="CMMI10"/>
    <style:font-face style:name="CMMI7" svg:font-family="CMMI7"/>
    <style:font-face style:name="CMR10" svg:font-family="CMR10"/>
    <style:font-face style:name="CMR7" svg:font-family="CMR7"/>
    <style:font-face style:name="CMSY10" svg:font-family="CMSY10"/>
    <style:font-face style:name="CMTCSC10" svg:font-family="CMTCSC10"/>
    <style:font-face style:name="CMTI10" svg:font-family="CMTI10"/>
    <style:font-face style:name="CMTT10" svg:font-family="CMTT10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02M59S</meta:editing-duration>
    <meta:editing-cycles>10</meta:editing-cycles>
    <meta:generator>OpenOffice.org/3.1$Win32 OpenOffice.org_project/310m11$Build-9399</meta:generator>
    <dc:date>2009-06-12T15:53:45.87</dc:date>
    <dc:creator>Jesus Diego Malledo Caraballo</dc:creator>
    <meta:document-statistic meta:table-count="6" meta:image-count="0" meta:object-count="0" meta:page-count="3" meta:paragraph-count="54" meta:word-count="521" meta:character-count="2959"/>
    <meta:user-defined meta:name="Info 1"/>
    <meta:user-defined meta:name="Info 2"/>
    <meta:user-defined meta:name="Info 3"/>
    <meta:user-defined meta:name="Info 4"/>
  </office:meta>
</office:document-meta>
</file>